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70000018A414B7B4F448692F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c211a" officeooo:paragraph-rsid="001c211a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c211a" officeooo:paragraph-rsid="001c211a" style:font-size-asian="17.5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ps</text:p>
      <text:p text:style-name="P1"/>
      <text:p text:style-name="P1"/>
      <text:p text:style-name="P2"><draw:frame draw:style-name="fr1" draw:name="Image1" text:anchor-type="char" svg:width="6.4063in" svg:height="4.1043in" draw:z-index="0"><draw:image xlink:href="Pictures/10000000000002670000018A414B7B4F448692F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3T19:24:43.845446370</meta:creation-date>
    <dc:date>2021-07-23T21:40:59.645634004</dc:date>
    <meta:editing-duration>PT2H6M8S</meta:editing-duration>
    <meta:editing-cycles>2</meta:editing-cycles>
    <meta:generator>LibreOffice/7.1.4.2$Linux_X86_64 LibreOffice_project/10$Build-2</meta:generator>
    <meta:document-statistic meta:table-count="0" meta:image-count="1" meta:object-count="0" meta:page-count="1" meta:paragraph-count="1" meta:word-count="1" meta:character-count="6" meta:non-whitespace-character-count="6"/>
  </office:meta>
</office:document-meta>
</file>